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頁首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Times New Roman" style:font-name-asian="標楷體" fo:font-size="14pt" style:font-size-asian="14pt"/>
    </style:style>
    <style:style style:name="P3" style:parent-style-name="頁首" style:family="paragraph">
      <style:paragraph-properties fo:text-align="justify"/>
      <style:text-properties style:font-name="標楷體" style:font-name-asian="標楷體" fo:font-size="14pt" style:font-size-asian="14pt" style:font-size-complex="16pt"/>
    </style:style>
    <style:style style:name="P4" style:parent-style-name="Textbody" style:family="paragraph">
      <style:paragraph-properties style:text-autospace="none" style:snap-to-layout-grid="false" fo:text-align="end" style:line-height-at-least="0.1666in"/>
    </style:style>
    <style:style style:name="T5" style:parent-style-name="預設段落字型" style:family="text">
      <style:text-properties style:font-name="Times New Roman" style:font-name-asian="標楷體" style:letter-kerning="false" fo:font-size="10pt" style:font-size-asian="10pt"/>
    </style:style>
    <style:style style:name="T6" style:parent-style-name="預設段落字型" style:family="text">
      <style:text-properties style:font-name="Times New Roman" style:font-name-asian="標楷體" style:letter-kerning="false" fo:font-size="10pt" style:font-size-asian="10pt"/>
    </style:style>
    <style:style style:name="T7" style:parent-style-name="預設段落字型" style:family="text">
      <style:text-properties style:font-name="Times New Roman" style:font-name-asian="標楷體" style:letter-kerning="false" fo:font-size="10pt" style:font-size-asian="10pt"/>
    </style:style>
    <style:style style:name="T8" style:parent-style-name="預設段落字型" style:family="text">
      <style:text-properties style:font-name="Times New Roman" style:font-name-asian="標楷體" style:letter-kerning="false" fo:font-size="10pt" style:font-size-asian="10pt"/>
    </style:style>
    <style:style style:name="T9" style:parent-style-name="預設段落字型" style:family="text">
      <style:text-properties style:font-name="Times New Roman" style:font-name-asian="標楷體" style:letter-kerning="false" fo:font-size="10pt" style:font-size-asian="10pt"/>
    </style:style>
    <style:style style:name="T10" style:parent-style-name="預設段落字型" style:family="text">
      <style:text-properties style:font-name="Times New Roman" style:font-name-asian="標楷體" style:letter-kerning="false" fo:font-size="10pt" style:font-size-asian="10pt"/>
    </style:style>
    <style:style style:name="P11" style:parent-style-name="Textbody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12" style:parent-style-name="Textbody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13" style:parent-style-name="Textbody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14" style:parent-style-name="Textbody" style:family="paragraph">
      <style:paragraph-properties style:text-autospace="none" style:snap-to-layout-grid="false" fo:text-align="end" style:line-height-at-least="0.1666in"/>
    </style:style>
    <style:style style:name="P15" style:parent-style-name="Textbody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</style:style>
    <style:style style:name="T16" style:parent-style-name="預設段落字型" style:family="text">
      <style:text-properties style:font-name="Times New Roman" style:font-name-asian="標楷體"/>
    </style:style>
    <style:style style:name="T17" style:parent-style-name="預設段落字型" style:family="text">
      <style:text-properties style:font-name="Times New Roman" style:font-name-asian="標楷體"/>
    </style:style>
    <style:style style:name="T18" style:parent-style-name="預設段落字型" style:family="text">
      <style:text-properties style:font-name="Times New Roman" style:font-name-asian="標楷體"/>
    </style:style>
    <style:style style:name="T19" style:parent-style-name="預設段落字型" style:family="text">
      <style:text-properties style:font-name="標楷體" style:font-name-asian="標楷體"/>
    </style:style>
    <style:style style:name="T20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1" style:parent-style-name="預設段落字型" style:family="text">
      <style:text-properties style:font-name="標楷體" style:font-name-asian="標楷體"/>
    </style:style>
    <style:style style:name="T22" style:parent-style-name="預設段落字型" style:family="text">
      <style:text-properties style:font-name="標楷體" style:font-name-asian="標楷體" fo:color="#000000" style:letter-kerning="false" style:font-size-complex="12pt"/>
    </style:style>
    <style:style style:name="T23" style:parent-style-name="預設段落字型" style:family="text">
      <style:text-properties style:font-name="標楷體" style:font-name-asian="標楷體" style:font-size-complex="12pt"/>
    </style:style>
    <style:style style:name="T24" style:parent-style-name="預設段落字型" style:family="text">
      <style:text-properties style:font-name="標楷體" style:font-name-asian="標楷體" style:font-size-complex="12pt"/>
    </style:style>
    <style:style style:name="T25" style:parent-style-name="預設段落字型" style:family="text">
      <style:text-properties style:font-name="標楷體" style:font-name-asian="標楷體" style:font-size-complex="12pt"/>
    </style:style>
    <style:style style:name="T26" style:parent-style-name="預設段落字型" style:family="text">
      <style:text-properties style:font-name="標楷體" style:font-name-asian="標楷體"/>
    </style:style>
    <style:style style:name="P27" style:parent-style-name="Textbody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28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29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0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1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2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3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4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5" style:parent-style-name="Textbody" style:family="paragraph">
      <style:paragraph-properties style:text-autospace="none" style:snap-to-layout-grid="false" fo:margin-top="0.25in" fo:margin-left="1.0201in" fo:text-indent="-1.0201in">
        <style:tab-stops/>
      </style:paragraph-properties>
    </style:style>
    <style:style style:name="T36" style:parent-style-name="預設段落字型" style:family="text">
      <style:text-properties style:font-name="Times New Roman" style:font-name-asian="標楷體"/>
    </style:style>
    <style:style style:name="T37" style:parent-style-name="預設段落字型" style:family="text">
      <style:text-properties style:font-name="Times New Roman" style:font-name-asian="標楷體"/>
    </style:style>
    <style:style style:name="T38" style:parent-style-name="預設段落字型" style:family="text">
      <style:text-properties style:font-name="Times New Roman" style:font-name-asian="標楷體" fo:letter-spacing="-0.0013in"/>
    </style:style>
    <style:style style:name="T39" style:parent-style-name="預設段落字型" style:family="text">
      <style:text-properties style:font-name="Times New Roman" style:font-name-asian="標楷體" fo:letter-spacing="-0.0013in"/>
    </style:style>
    <style:style style:name="T40" style:parent-style-name="預設段落字型" style:family="text">
      <style:text-properties style:font-name="Times New Roman" style:font-name-asian="標楷體" fo:letter-spacing="-0.0013in"/>
    </style:style>
    <style:style style:name="P41" style:parent-style-name="Textbody" style:family="paragraph">
      <style:paragraph-properties style:text-autospace="none" style:snap-to-layout-grid="false" fo:margin-left="1.0465in" fo:text-indent="-0.0166in">
        <style:tab-stops/>
      </style:paragraph-properties>
      <style:text-properties style:font-name="Times New Roman" style:font-name-asian="標楷體"/>
    </style:style>
    <style:style style:name="P42" style:parent-style-name="Textbody" style:family="paragraph">
      <style:paragraph-properties style:text-autospace="none" style:snap-to-layout-grid="false" fo:margin-left="1.0465in" fo:text-indent="-0.0166in">
        <style:tab-stops/>
      </style:paragraph-properties>
      <style:text-properties style:font-name="Times New Roman" style:font-name-asian="標楷體"/>
    </style:style>
    <style:style style:name="P43" style:parent-style-name="Textbody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44" style:parent-style-name="Textbody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</style:style>
    <style:style style:name="T45" style:parent-style-name="預設段落字型" style:family="text">
      <style:text-properties style:font-name="Times New Roman" style:font-name-asian="標楷體"/>
    </style:style>
    <style:style style:name="T46" style:parent-style-name="預設段落字型" style:family="text">
      <style:text-properties style:font-name="Times New Roman" style:font-name-asian="標楷體"/>
    </style:style>
    <style:style style:name="T47" style:parent-style-name="預設段落字型" style:family="text">
      <style:text-properties style:font-name="Times New Roman" style:font-name-asian="標楷體" fo:letter-spacing="-0.0027in"/>
    </style:style>
    <style:style style:name="P48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49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50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51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52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53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54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55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Times New Roman" style:font-name-asian="標楷體"/>
    </style:style>
    <style:style style:name="P58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Times New Roman" style:font-name-asian="標楷體"/>
    </style:style>
    <style:style style:name="T61" style:parent-style-name="預設段落字型" style:family="text">
      <style:text-properties style:font-name="Times New Roman" style:font-name-asian="標楷體"/>
    </style:style>
    <style:style style:name="P62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63" style:parent-style-name="預設段落字型" style:family="text">
      <style:text-properties style:font-name="標楷體" style:font-name-asian="標楷體"/>
    </style:style>
    <style:style style:name="T64" style:parent-style-name="預設段落字型" style:family="text">
      <style:text-properties style:font-name="Times New Roman" style:font-name-asian="標楷體"/>
    </style:style>
    <style:style style:name="P65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P68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69" style:parent-style-name="預設段落字型" style:family="text">
      <style:text-properties style:font-name="標楷體" style:font-name-asian="標楷體"/>
    </style:style>
    <style:style style:name="T70" style:parent-style-name="預設段落字型" style:family="text">
      <style:text-properties style:font-name="Times New Roman" style:font-name-asian="標楷體"/>
    </style:style>
    <style:style style:name="P71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72" style:parent-style-name="預設段落字型" style:family="text">
      <style:text-properties style:font-name="標楷體" style:font-name-asian="標楷體"/>
    </style:style>
    <style:style style:name="T73" style:parent-style-name="預設段落字型" style:family="text">
      <style:text-properties style:font-name="Times New Roman" style:font-name-asian="標楷體"/>
    </style:style>
    <style:style style:name="P74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75" style:parent-style-name="預設段落字型" style:family="text">
      <style:text-properties style:font-name="標楷體" style:font-name-asian="標楷體"/>
    </style:style>
    <style:style style:name="T76" style:parent-style-name="預設段落字型" style:family="text">
      <style:text-properties style:font-name="Times New Roman" style:font-name-asian="標楷體"/>
    </style:style>
    <style:style style:name="P77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78" style:parent-style-name="預設段落字型" style:family="text">
      <style:text-properties style:font-name="標楷體" style:font-name-asian="標楷體"/>
    </style:style>
    <style:style style:name="T79" style:parent-style-name="預設段落字型" style:family="text">
      <style:text-properties style:font-name="Times New Roman" style:font-name-asian="標楷體"/>
    </style:style>
    <style:style style:name="P80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81" style:parent-style-name="預設段落字型" style:family="text">
      <style:text-properties style:font-name="標楷體" style:font-name-asian="標楷體"/>
    </style:style>
    <style:style style:name="T82" style:parent-style-name="預設段落字型" style:family="text">
      <style:text-properties style:font-name="Times New Roman" style:font-name-asian="標楷體"/>
    </style:style>
    <style:style style:name="P83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84" style:parent-style-name="預設段落字型" style:family="text">
      <style:text-properties style:font-name="標楷體" style:font-name-asian="標楷體"/>
    </style:style>
    <style:style style:name="T85" style:parent-style-name="預設段落字型" style:family="text">
      <style:text-properties style:font-name="Times New Roman" style:font-name-asian="標楷體"/>
    </style:style>
    <style:style style:name="P86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87" style:parent-style-name="預設段落字型" style:family="text">
      <style:text-properties style:font-name="標楷體" style:font-name-asian="標楷體"/>
    </style:style>
    <style:style style:name="T88" style:parent-style-name="預設段落字型" style:family="text">
      <style:text-properties style:font-name="Times New Roman" style:font-name-asian="標楷體"/>
    </style:style>
    <style:style style:name="P89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90" style:parent-style-name="預設段落字型" style:family="text">
      <style:text-properties style:font-name="標楷體" style:font-name-asian="標楷體"/>
    </style:style>
    <style:style style:name="T91" style:parent-style-name="預設段落字型" style:family="text">
      <style:text-properties style:font-name="Times New Roman" style:font-name-asian="標楷體"/>
    </style:style>
    <style:style style:name="P92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93" style:parent-style-name="預設段落字型" style:family="text">
      <style:text-properties style:font-name="標楷體" style:font-name-asian="標楷體"/>
    </style:style>
    <style:style style:name="T94" style:parent-style-name="預設段落字型" style:family="text">
      <style:text-properties style:font-name="Times New Roman" style:font-name-asian="標楷體"/>
    </style:style>
    <style:style style:name="P95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96" style:parent-style-name="預設段落字型" style:family="text">
      <style:text-properties style:font-name="標楷體" style:font-name-asian="標楷體"/>
    </style:style>
    <style:style style:name="T97" style:parent-style-name="預設段落字型" style:family="text">
      <style:text-properties style:font-name="Times New Roman" style:font-name-asian="標楷體"/>
    </style:style>
    <style:style style:name="P98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99" style:parent-style-name="預設段落字型" style:family="text">
      <style:text-properties style:font-name="標楷體" style:font-name-asian="標楷體"/>
    </style:style>
    <style:style style:name="T100" style:parent-style-name="預設段落字型" style:family="text">
      <style:text-properties style:font-name="Times New Roman" style:font-name-asian="標楷體"/>
    </style:style>
    <style:style style:name="P101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02" style:parent-style-name="預設段落字型" style:family="text">
      <style:text-properties style:font-name="標楷體" style:font-name-asian="標楷體"/>
    </style:style>
    <style:style style:name="T103" style:parent-style-name="預設段落字型" style:family="text">
      <style:text-properties style:font-name="Times New Roman" style:font-name-asian="標楷體"/>
    </style:style>
    <style:style style:name="P104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05" style:parent-style-name="預設段落字型" style:family="text">
      <style:text-properties style:font-name="標楷體" style:font-name-asian="標楷體"/>
    </style:style>
    <style:style style:name="T106" style:parent-style-name="預設段落字型" style:family="text">
      <style:text-properties style:font-name="Times New Roman" style:font-name-asian="標楷體"/>
    </style:style>
    <style:style style:name="P107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08" style:parent-style-name="預設段落字型" style:family="text">
      <style:text-properties style:font-name="標楷體" style:font-name-asian="標楷體"/>
    </style:style>
    <style:style style:name="T109" style:parent-style-name="預設段落字型" style:family="text">
      <style:text-properties style:font-name="Times New Roman" style:font-name-asian="標楷體"/>
    </style:style>
    <style:style style:name="P110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Times New Roman" style:font-name-asian="標楷體"/>
    </style:style>
    <style:style style:name="P113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14" style:parent-style-name="預設段落字型" style:family="text">
      <style:text-properties style:font-name="標楷體" style:font-name-asian="標楷體"/>
    </style:style>
    <style:style style:name="T115" style:parent-style-name="預設段落字型" style:family="text">
      <style:text-properties style:font-name="Times New Roman" style:font-name-asian="標楷體"/>
    </style:style>
    <style:style style:name="P116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17" style:parent-style-name="預設段落字型" style:family="text">
      <style:text-properties style:font-name="標楷體" style:font-name-asian="標楷體"/>
    </style:style>
    <style:style style:name="T118" style:parent-style-name="預設段落字型" style:family="text">
      <style:text-properties style:font-name="Times New Roman" style:font-name-asian="標楷體"/>
    </style:style>
    <style:style style:name="P119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20" style:parent-style-name="預設段落字型" style:family="text">
      <style:text-properties style:font-name="標楷體" style:font-name-asian="標楷體"/>
    </style:style>
    <style:style style:name="T121" style:parent-style-name="預設段落字型" style:family="text">
      <style:text-properties style:font-name="Times New Roman" style:font-name-asian="標楷體"/>
    </style:style>
    <style:style style:name="P122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123" style:parent-style-name="預設段落字型" style:family="text">
      <style:text-properties style:font-name="標楷體" style:font-name-asian="標楷體"/>
    </style:style>
    <style:style style:name="T124" style:parent-style-name="預設段落字型" style:family="text">
      <style:text-properties style:font-name="Times New Roman" style:font-name-asian="標楷體"/>
    </style:style>
    <style:style style:name="P125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26" style:parent-style-name="預設段落字型" style:family="text">
      <style:text-properties style:font-name="標楷體" style:font-name-asian="標楷體"/>
    </style:style>
    <style:style style:name="T127" style:parent-style-name="預設段落字型" style:family="text">
      <style:text-properties style:font-name="Times New Roman" style:font-name-asian="標楷體"/>
    </style:style>
    <style:style style:name="P128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29" style:parent-style-name="預設段落字型" style:family="text">
      <style:text-properties style:font-name="標楷體" style:font-name-asian="標楷體"/>
    </style:style>
    <style:style style:name="T130" style:parent-style-name="預設段落字型" style:family="text">
      <style:text-properties style:font-name="Times New Roman" style:font-name-asian="標楷體"/>
    </style:style>
    <style:style style:name="P131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32" style:parent-style-name="預設段落字型" style:family="text">
      <style:text-properties style:font-name="標楷體" style:font-name-asian="標楷體"/>
    </style:style>
    <style:style style:name="T133" style:parent-style-name="預設段落字型" style:family="text">
      <style:text-properties style:font-name="Times New Roman" style:font-name-asian="標楷體"/>
    </style:style>
    <style:style style:name="P134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35" style:parent-style-name="預設段落字型" style:family="text">
      <style:text-properties style:font-name="標楷體" style:font-name-asian="標楷體"/>
    </style:style>
    <style:style style:name="T136" style:parent-style-name="預設段落字型" style:family="text">
      <style:text-properties style:font-name="Times New Roman" style:font-name-asian="標楷體"/>
    </style:style>
    <style:style style:name="P137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138" style:parent-style-name="預設段落字型" style:family="text">
      <style:text-properties style:font-name="標楷體" style:font-name-asian="標楷體"/>
    </style:style>
    <style:style style:name="T139" style:parent-style-name="預設段落字型" style:family="text">
      <style:text-properties style:font-name="Times New Roman" style:font-name-asian="標楷體"/>
    </style:style>
    <style:style style:name="P140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41" style:parent-style-name="預設段落字型" style:family="text">
      <style:text-properties style:font-name="標楷體" style:font-name-asian="標楷體"/>
    </style:style>
    <style:style style:name="T142" style:parent-style-name="預設段落字型" style:family="text">
      <style:text-properties style:font-name="Times New Roman" style:font-name-asian="標楷體"/>
    </style:style>
    <style:style style:name="P143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44" style:parent-style-name="預設段落字型" style:family="text">
      <style:text-properties style:font-name="標楷體" style:font-name-asian="標楷體"/>
    </style:style>
    <style:style style:name="T145" style:parent-style-name="預設段落字型" style:family="text">
      <style:text-properties style:font-name="Times New Roman" style:font-name-asian="標楷體"/>
    </style:style>
    <style:style style:name="P146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47" style:parent-style-name="預設段落字型" style:family="text">
      <style:text-properties style:font-name="標楷體" style:font-name-asian="標楷體"/>
    </style:style>
    <style:style style:name="T148" style:parent-style-name="預設段落字型" style:family="text">
      <style:text-properties style:font-name="Times New Roman" style:font-name-asian="標楷體"/>
    </style:style>
    <style:style style:name="P149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150" style:parent-style-name="預設段落字型" style:family="text">
      <style:text-properties style:font-name="標楷體" style:font-name-asian="標楷體"/>
    </style:style>
    <style:style style:name="T151" style:parent-style-name="預設段落字型" style:family="text">
      <style:text-properties style:font-name="Times New Roman" style:font-name-asian="標楷體"/>
    </style:style>
    <style:style style:name="P152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53" style:parent-style-name="預設段落字型" style:family="text">
      <style:text-properties style:font-name="標楷體" style:font-name-asian="標楷體"/>
    </style:style>
    <style:style style:name="T154" style:parent-style-name="預設段落字型" style:family="text">
      <style:text-properties style:font-name="Times New Roman" style:font-name-asian="標楷體"/>
    </style:style>
    <style:style style:name="P155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56" style:parent-style-name="預設段落字型" style:family="text">
      <style:text-properties style:font-name="標楷體" style:font-name-asian="標楷體"/>
    </style:style>
    <style:style style:name="T157" style:parent-style-name="預設段落字型" style:family="text">
      <style:text-properties style:font-name="Times New Roman" style:font-name-asian="標楷體"/>
    </style:style>
    <style:style style:name="P158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159" style:parent-style-name="預設段落字型" style:family="text">
      <style:text-properties style:font-name="標楷體" style:font-name-asian="標楷體"/>
    </style:style>
    <style:style style:name="P160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61" style:parent-style-name="預設段落字型" style:family="text">
      <style:text-properties style:font-name="標楷體" style:font-name-asian="標楷體"/>
    </style:style>
    <style:style style:name="T162" style:parent-style-name="預設段落字型" style:family="text">
      <style:text-properties style:font-name="Times New Roman" style:font-name-asian="標楷體"/>
    </style:style>
    <style:style style:name="P163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64" style:parent-style-name="預設段落字型" style:family="text">
      <style:text-properties style:font-name="標楷體" style:font-name-asian="標楷體"/>
    </style:style>
    <style:style style:name="P165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66" style:parent-style-name="預設段落字型" style:family="text">
      <style:text-properties style:font-name="標楷體" style:font-name-asian="標楷體"/>
    </style:style>
    <style:style style:name="T167" style:parent-style-name="預設段落字型" style:family="text">
      <style:text-properties style:font-name="Times New Roman" style:font-name-asian="標楷體"/>
    </style:style>
    <style:style style:name="P168" style:parent-style-name="Textbody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69" style:parent-style-name="預設段落字型" style:family="text">
      <style:text-properties style:font-name="標楷體" style:font-name-asian="標楷體"/>
    </style:style>
    <style:style style:name="T170" style:parent-style-name="預設段落字型" style:family="text">
      <style:text-properties style:font-name="Times New Roman" style:font-name-asian="標楷體"/>
    </style:style>
    <style:style style:name="P171" style:parent-style-name="Textbody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172" style:parent-style-name="預設段落字型" style:family="text">
      <style:text-properties style:font-name="標楷體" style:font-name-asian="標楷體"/>
    </style:style>
    <style:style style:name="T173" style:parent-style-name="預設段落字型" style:family="text">
      <style:text-properties style:font-name="Times New Roman" style:font-name-asian="標楷體"/>
    </style:style>
    <style:style style:name="P174" style:parent-style-name="Textbody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</style:style>
    <style:style style:name="T175" style:parent-style-name="預設段落字型" style:family="text">
      <style:text-properties style:font-name="Times New Roman" style:font-name-asian="標楷體"/>
    </style:style>
    <style:style style:name="T176" style:parent-style-name="預設段落字型" style:family="text">
      <style:text-properties style:font-name="Times New Roman" style:font-name-asian="標楷體"/>
    </style:style>
    <style:style style:name="T177" style:parent-style-name="預設段落字型" style:family="text">
      <style:text-properties style:font-name="Times New Roman" style:font-name-asian="標楷體"/>
    </style:style>
  </office:automatic-styles>
  <office:body>
    <office:text text:use-soft-page-breaks="true">
      <text:p text:style-name="P1"><text:span text:style-name="T2">東吳大學永續校園推動委員會設置辦法</text:span></text:p>
      <text:p text:style-name="P3"/>
      <text:p text:style-name="P4"><text:span text:style-name="T5">111</text:span><text:span text:style-name="T6">年</text:span><text:span text:style-name="T7">03</text:span><text:span text:style-name="T8">月</text:span><text:span text:style-name="T9">07</text:span><text:span text:style-name="T10">日行政會議通過</text:span></text:p>
      <text:p text:style-name="P11">112年06月05日行政會議修正</text:p>
      <text:p text:style-name="P12">113年04月22日行政會議修正</text:p>
      <text:p text:style-name="P13">114年02月10日行政會議修正</text:p>
      <text:p text:style-name="P14"/>
      <text:p text:style-name="P15"><text:span text:style-name="T16">第一條</text:span><text:span text:style-name="T17"><text:tab/></text:span><text:span text:style-name="T18">本</text:span><text:span text:style-name="T19">校為呼應聯合國永續發展目標，積極推動永續發展政策，整合本校跨行政與學術單位之永續發展事務，對外發揮社會影響力，</text:span><text:span text:style-name="T20">實踐「社會責任永續」、「生態環境永續」、「經濟發展永續」、「全球夥伴永續」等目標，</text:span><text:span text:style-name="T21">成為永續發展教育的領導者與實踐者，特設置「永續校園推動委員會」（以下簡稱本委員會），</text:span><text:span text:style-name="T22">並訂定東吳大學永續校園推動委員會設置辦法</text:span><text:span text:style-name="T23">(</text:span><text:span text:style-name="T24">以下簡稱本辦法</text:span><text:span text:style-name="T25">)</text:span><text:span text:style-name="T26">。</text:span></text:p>
      <text:p text:style-name="P27">第二條<text:tab/>本委員會任務如下：</text:p>
      <text:p text:style-name="P28">一、研訂本校永續發展政策與策略目標。</text:p>
      <text:p text:style-name="P29">二、定期督導本校各單位永續發展計畫執行情形。</text:p>
      <text:p text:style-name="P30">三、提升師生永續發展素養與人才培養。</text:p>
      <text:p text:style-name="P31">四、促進本校與社區、社會、國際區域之夥伴關係。</text:p>
      <text:p text:style-name="P32">五、推動校際及國際永續發展相關倡議。</text:p>
      <text:p text:style-name="P33">六、整合運用並推廣宣傳本校永續發展相關成果。</text:p>
      <text:p text:style-name="P34">七、其他有關本校永續發展行動計畫與督導運作情形。</text:p>
      <text:p text:style-name="P35"><text:span text:style-name="T36">第三條</text:span><text:span text:style-name="T37"><text:tab/></text:span><text:span text:style-name="T38">本委員會置委員十九至廿三人，校長為主任委員，副校長為副主任委員，研究發展長為永續長。當然委員包括教務長、學務長、總務長、學術交流長、社會資源長、主任秘書、各學院院長、人事室主任、會計室主任</text:span><text:span text:style-name="T39"><text:s/></text:span><text:span text:style-name="T40">、通識教育中心主任及學生會會長。</text:span></text:p>
      <text:p text:style-name="P41">本委員會得視需要聘請校內外永續發展領域專家若干人，任期二年，由校長聘任之，任期屆滿得續任，必要時邀請出席會議。</text:p>
      <text:p text:style-name="P42">本委員會相關行政事務，由研究發展處負責。</text:p>
      <text:p text:style-name="P43">第四條<text:tab/>本委員會每學期至少開會一次，開會時須有二分之一以上委員出席，以檢核各工作任務小組具體實踐之永續績效成果。</text:p>
      <text:p text:style-name="P44"><text:span text:style-name="T45">第五條</text:span><text:span text:style-name="T46"><text:tab/></text:span><text:span text:style-name="T47">本會依任務發展設十個工作分組，各組召集人依實際推動需求，得自行跨單位整合與執行。</text:span></text:p>
      <text:p text:style-name="P48">一、永續綜合業務規劃組：由研究發展長任召集人。</text:p>
      <text:p text:style-name="P49">（一）研議本校永續校園政策。</text:p>
      <text:p text:style-name="P50">（二）審議本校永續校園相關研究計畫。</text:p>
      <text:p text:style-name="P51">（三）研議及撰寫永續校園相關報告。</text:p>
      <text:p text:style-name="P52">（四）建立及維護永續校園資訊平台。</text:p>
      <text:p text:style-name="P53">（五）審議及監督各單位相關永續進度與成果。</text:p>
      <text:p text:style-name="P54">（六）其他相關永續主題事項。</text:p>
      <text:p text:style-name="P55"><text:span text:style-name="T56">二、</text:span><text:span text:style-name="T57">永續課程與人才培育組：由教務長任召集人。</text:span></text:p>
      <text:p text:style-name="P58"><text:span text:style-name="T59">（一）</text:span><text:span text:style-name="T60">研</text:span><text:span text:style-name="T61">議、規劃及推動永續校園、環境保護相關專業與通識課程。</text:span></text:p>
      <text:p text:style-name="P62"><text:span text:style-name="T63">（二）</text:span><text:span text:style-name="T64">推動永續人才培育，提升師生永續素養。</text:span></text:p>
      <text:p text:style-name="P65"><text:span text:style-name="T66">（三）</text:span><text:span text:style-name="T67">其他相關永續主題事項。</text:span></text:p>
      <text:p text:style-name="P68"><text:span text:style-name="T69">三、</text:span><text:span text:style-name="T70">節碳經濟效益研究組：由商學院院長任召集人。</text:span></text:p>
      <text:p text:style-name="P71"><text:span text:style-name="T72">（一）</text:span><text:span text:style-name="T73">研議、規劃及推動碳循環經濟相關專業課程開設。</text:span></text:p>
      <text:p text:style-name="P74"><text:span text:style-name="T75">（二）</text:span><text:span text:style-name="T76">研議、規劃碳循環經濟模組建立與執行校園碳循環經濟計算。</text:span></text:p>
      <text:p text:style-name="P77"><text:span text:style-name="T78">（三）</text:span><text:span text:style-name="T79">發揮學術量能，進行相關課程教學應用，發表永續學術研究成果。</text:span></text:p>
      <text:soft-page-break/>
      <text:p text:style-name="P80"><text:span text:style-name="T81">（四）</text:span><text:span text:style-name="T82">其他相關永續主題事項。</text:span></text:p>
      <text:p text:style-name="P83"><text:span text:style-name="T84">四、</text:span><text:span text:style-name="T85">永續法規研究倡議組：由法學院院長任召集人。</text:span></text:p>
      <text:p text:style-name="P86"><text:span text:style-name="T87">（一）</text:span><text:span text:style-name="T88">研議、規劃及推動永續法規相關專業課程開設。</text:span></text:p>
      <text:p text:style-name="P89"><text:span text:style-name="T90">（二）</text:span><text:span text:style-name="T91">收集、研議永續相關法規，並與聯合國及國際社會接軌。</text:span></text:p>
      <text:p text:style-name="P92"><text:span text:style-name="T93">（三）</text:span><text:span text:style-name="T94">發揮學術量能，進行相關課程教學應用，發表永續學術研究成果。</text:span></text:p>
      <text:p text:style-name="P95"><text:span text:style-name="T96">（四）</text:span><text:span text:style-name="T97">其他相關永續主題事項。</text:span></text:p>
      <text:p text:style-name="P98"><text:span text:style-name="T99">五、</text:span><text:span text:style-name="T100">永續校園環境發展組：由總務長任召集人。</text:span></text:p>
      <text:p text:style-name="P101"><text:span text:style-name="T102">（一）</text:span><text:span text:style-name="T103">研議及推動廢棄物處理與資源回收事項。</text:span></text:p>
      <text:p text:style-name="P104"><text:span text:style-name="T105">（二）</text:span><text:span text:style-name="T106">研議及推動空氣、廢水與噪音防治事項。</text:span></text:p>
      <text:p text:style-name="P107"><text:span text:style-name="T108">（三）</text:span><text:span text:style-name="T109">研議及打造固碳及多樣性生態校園事項。</text:span></text:p>
      <text:p text:style-name="P110"><text:span text:style-name="T111">（四）</text:span><text:span text:style-name="T112">推動校園能資源及永續循環利用事項。</text:span></text:p>
      <text:p text:style-name="P113"><text:span text:style-name="T114">（五）</text:span><text:span text:style-name="T115">研議及打造對抗環境變遷韌性校園事項。</text:span></text:p>
      <text:p text:style-name="P116"><text:span text:style-name="T117">（六）</text:span><text:span text:style-name="T118">針對校園土壤及植病蟲害，進行研究與改善。</text:span></text:p>
      <text:p text:style-name="P119"><text:span text:style-name="T120">（七）</text:span><text:span text:style-name="T121">其他相關永續主題事項。</text:span></text:p>
      <text:p text:style-name="P122"><text:span text:style-name="T123">六、</text:span><text:span text:style-name="T124">永續活動服務推廣組：由學生事務長任召集人。</text:span></text:p>
      <text:p text:style-name="P125"><text:span text:style-name="T126">（一）</text:span><text:span text:style-name="T127">帶領師生辦理校內永續校園相關宣導及推廣活動。</text:span></text:p>
      <text:p text:style-name="P128"><text:span text:style-name="T129">（二）</text:span><text:span text:style-name="T130">帶領師生辦理校際永續教育推廣活動。</text:span></text:p>
      <text:p text:style-name="P131"><text:span text:style-name="T132">（三）</text:span><text:span text:style-name="T133">帶領師生辦理社區偏鄉永續推廣活動。</text:span></text:p>
      <text:p text:style-name="P134"><text:span text:style-name="T135">（四）</text:span><text:span text:style-name="T136">其他善盡大學社會責任主題事項。</text:span></text:p>
      <text:p text:style-name="P137"><text:span text:style-name="T138">七、</text:span><text:span text:style-name="T139">永續議題國際交流組：由學術交流長任召集人。</text:span></text:p>
      <text:p text:style-name="P140"><text:span text:style-name="T141">（一）</text:span><text:span text:style-name="T142">與國際協議學校進行打造永續校園經驗交流。</text:span></text:p>
      <text:p text:style-name="P143"><text:span text:style-name="T144">（二）</text:span><text:span text:style-name="T145">推動環境保護、環境永續國際學術交流。</text:span></text:p>
      <text:p text:style-name="P146"><text:span text:style-name="T147">（三）</text:span><text:span text:style-name="T148">其他相關貢獻全球永續目標事項。</text:span></text:p>
      <text:p text:style-name="P149"><text:span text:style-name="T150">八、</text:span><text:span text:style-name="T151">永續成果公關宣傳組：由主任秘書任召集人。</text:span></text:p>
      <text:p text:style-name="P152"><text:span text:style-name="T153">（一）</text:span><text:span text:style-name="T154">強化與媒體互動，打造本校善盡大學責任，重視永續教育之決心形象。</text:span></text:p>
      <text:p text:style-name="P155"><text:span text:style-name="T156">（二）</text:span><text:span text:style-name="T157">其他相關本校永續主題公關揭露事項。</text:span></text:p>
      <text:p text:style-name="P158"><text:span text:style-name="T159">九、人文關懷實踐組：由人文社會學院院長任召集人。</text:span></text:p>
      <text:p text:style-name="P160"><text:span text:style-name="T161">（一）</text:span><text:span text:style-name="T162">研議、規劃及推動人文關懷、人權及性別平等相關專業課程開設。</text:span></text:p>
      <text:p text:style-name="P163"><text:span text:style-name="T164">（二）推廣人文關懷、人權及性別平等相關議題，提升師生永續素養。</text:span></text:p>
      <text:p text:style-name="P165"><text:span text:style-name="T166">（三）</text:span><text:span text:style-name="T167">發揮學術量能，進行相關課程教學應用，發表永續學術研究成果。</text:span></text:p>
      <text:p text:style-name="P168"><text:span text:style-name="T169">（四）</text:span><text:span text:style-name="T170">其他相關永續主題事項。</text:span></text:p>
      <text:p text:style-name="P171"><text:span text:style-name="T172">十、</text:span><text:span text:style-name="T173">其他由校長交辦之永續專案小組：由校長視需要指派相關人員擔任與執行。</text:span></text:p>
      <text:p text:style-name="P174"><text:span text:style-name="T175">第六條</text:span><text:span text:style-name="T176"><text:tab/></text:span><text:span text:style-name="T177">本辦法經行政會議通過後，報請校長發布施行，修正時亦同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第一條" style:display-name="第一條" style:family="paragraph" style:parent-style-name="清單段落" style:list-style-name="LFO1">
      <style:paragraph-properties style:snap-to-layout-grid="false" fo:text-align="justify"/>
      <style:text-properties style:font-name="標楷體" style:font-name-asian="標楷體" style:font-name-complex="標楷體" fo:hyphenate="false"/>
    </style:style>
    <style:style style:name="清單段落" style:display-name="清單段落" style:family="paragraph" style:parent-style-name="Textbody">
      <style:paragraph-properties fo:margin-left="0.3333in">
        <style:tab-stops/>
      </style:paragraph-properties>
      <style:text-properties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Calibri" style:font-name-asian="新細明體" style:font-name-complex="Times New Roman" fo:font-size="10pt" style:font-size-asian="10pt" style:font-size-complex="10pt"/>
    </style:style>
    <style:style style:name="第一條字元" style:display-name="第一條 字元" style:family="text" style:parent-style-name="預設段落字型">
      <style:text-properties style:font-name="標楷體" style:font-name-asian="標楷體" style:font-name-complex="標楷體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WW_CharLFO1LVL1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text:list-style style:name="LFO1" style:display-name="LFO1">
      <text:list-level-style-number text:level="1" text:style-name="WW_CharLFO1LVL1" style:num-prefix="第" style:num-suffix="條" style:num-format="1" text:start-value="4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2" style:num-suffix="、" style:num-format="1">
        <style:list-level-properties text:space-before="0.3333in" text:min-label-width="0.3402in" text:list-level-position-and-space-mode="label-alignment">
          <style:list-level-label-alignment text:label-followed-by="listtab" fo:margin-left="0.6736in" fo:text-indent="-0.340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3937in" fo:margin-right="0.5in" style:num-format="1" style:writing-mode="lr-tb" style:layout-grid-mode="line" style:layout-grid-lines="25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東吳大學永續校園推動委員會設置辦法</dc:title>
    <dc:description/>
    <dc:subject/>
    <meta:initial-creator>Windows 使用者</meta:initial-creator>
    <dc:creator>Windows 使用者</dc:creator>
    <meta:creation-date>2025-03-12T01:39:00Z</meta:creation-date>
    <dc:date>2025-03-12T01:39:00Z</dc:date>
    <meta:print-date>2024-12-23T01:34:00Z</meta:print-date>
    <meta:template xlink:href="Normal" xlink:type="simple"/>
    <meta:editing-cycles>2</meta:editing-cycles>
    <meta:editing-duration>PT60S</meta:editing-duration>
    <meta:document-statistic meta:page-count="2" meta:paragraph-count="3" meta:word-count="276" meta:character-count="1852" meta:row-count="13" meta:non-whitespace-character-count="1579"/>
  </office:meta>
</office:document-meta>
</file>